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solid" draw:stroke-dash="Fine_20_Dotted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marker-start="Arrowheads_20_1" draw:marker-end="Arrow" draw:marker-end-width="0.3cm" draw:fill="none" draw:textarea-vertical-align="middle"/>
    </style:style>
    <style:style style:name="gr5" style:family="graphic" style:parent-style-name="standard">
      <style:graphic-properties draw:stroke="solid" draw:stroke-dash="Fine_20_Dashed" draw:marker-start="Arrowheads_20_1" draw:textarea-vertical-align="middle"/>
    </style:style>
    <style:style style:name="gr6" style:family="graphic" style:parent-style-name="standard">
      <style:graphic-properties draw:stroke="solid" draw:stroke-dash="Fine_20_Dashed" draw:marker-start="Arrowheads_20_1" draw:fill="solid" draw:fill-color="#ff420e" draw:textarea-vertical-align="middle"/>
    </style:style>
    <style:style style:name="gr7" style:family="graphic" style:parent-style-name="objectwithoutfill">
      <style:graphic-properties draw:stroke="solid" draw:stroke-dash="Fine_20_Dashed" draw:marker-start="Arrowheads_20_1" draw:marker-end="Arrow" draw:marker-end-width="0.3cm" draw:fill="none" draw:fill-color="#ff420e" draw:textarea-vertical-align="middle"/>
    </style:style>
    <style:style style:name="gr8" style:family="graphic" style:parent-style-name="objectwithoutfill">
      <style:graphic-properties draw:stroke="dash" draw:stroke-dash="Fine_20_Dashed" draw:marker-start="Arrowheads_20_1" draw:marker-end="Arrow" draw:marker-end-width="0.3cm" draw:fill="none" draw:fill-color="#ff420e" draw:textarea-vertical-align="middle"/>
    </style:style>
    <style:style style:name="gr9" style:family="graphic" style:parent-style-name="standard">
      <style:graphic-properties draw:stroke="solid" draw:stroke-dash="Fine_20_Dashed" draw:marker-start="Arrowheads_20_1" draw:fill="solid" draw:fill-color="#ccffff" draw:textarea-vertical-align="middle"/>
    </style:style>
    <style:style style:name="gr10" style:family="graphic" style:parent-style-name="standard">
      <style:graphic-properties draw:stroke="solid" draw:stroke-dash="Fine_20_Dashed" draw:marker-start="Arrowheads_20_1" draw:fill="solid" draw:fill-color="#ccffff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stroke="dash" draw:stroke-dash="_32__20_Dots_20_1_20_Dash" draw:marker-start="Arrowheads_20_1" draw:marker-end="Arrow" draw:marker-end-width="0.3cm" draw:fill="none" draw:fill-color="#ccffff" draw:textarea-vertical-align="middle"/>
    </style:style>
    <style:style style:name="gr12" style:family="graphic" style:parent-style-name="objectwithoutfill">
      <style:graphic-properties draw:stroke="solid" draw:stroke-dash="_32__20_Dots_20_1_20_Dash" draw:marker-start="Arrowheads_20_1" draw:marker-end="Arrow" draw:marker-end-width="0.3cm" draw:fill="none" draw:fill-color="#ccffff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a xlink:href="https://github.com/BertBrain/BertSetup/blob/master/app/src/main/java/bert/ui/projectList/ProjectListActivity.java" xlink:type="simple" xlink:show="embed">
          <draw:custom-shape draw:style-name="gr1" draw:text-style-name="P1" draw:layer="layout" svg:width="27.051cm" svg:height="3.286cm" svg:x="40.608cm" svg:y="1.478cm">
            <text:p text:style-name="P1">Project List Activity</text:p>
            <text:p text:style-name="P1">-loads its view from a master-detail xml file</text:p>
            <text:p text:style-name="P1">-populates a list of projects</text:p>
            <text:p text:style-name="P1">-loads AddProjectFragment or ProjectDetailFragment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ustom-shape draw:style-name="gr1" draw:text-style-name="P1" draw:layer="layout" svg:width="13.208cm" svg:height="6.731cm" svg:x="54.705cm" svg:y="7.955cm">
          <text:p text:style-name="P1">AddProjectFragment</text:p>
          <text:p text:style-name="P1">-loads a view from a custom xml file</text:p>
          <text:p text:style-name="P1">-has text fields to enter new project's name,</text:p>
          <text:p text:style-name="P1"><text:s/>contact info and contact number</text:p>
          <text:p text:style-name="P1">-can open a building list activity with ID of </text:p>
          <text:p text:style-name="P1">new project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4.478cm" svg:height="6.858cm" svg:x="39.973cm" svg:y="8.082cm">
          <text:p text:style-name="P1">ProjectDetailFragment</text:p>
          <text:p text:style-name="P1">-loads a custom xml file</text:p>
          <text:p text:style-name="P1">-gets passed a project ID</text:p>
          <text:p text:style-name="P1">-displays information about project</text:p>
          <text:p text:style-name="P1">-edits information about project</text:p>
          <text:p text:style-name="P1">-can open popup to export an ROI spreadsheet</text:p>
          <text:p text:style-name="P1">or bert configurator CSV</text:p>
          <text:p text:style-name="P1">-can open building list activity using ID</text:p>
          <text:p text:style-name="P1">of currently selected pro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6.924cm" svg:height="4.445cm" svg:x="40.466cm" svg:y="18.4cm">
          <text:p text:style-name="P1">Building List Activity</text:p>
          <text:p text:style-name="P1">-gets passed a buildingID</text:p>
          <text:p text:style-name="P1">-loads a list of buildings</text:p>
          <text:p text:style-name="P1">-loads view with master-detail xml file</text:p>
          <text:p text:style-name="P1">-opens either add building fragment or building detail frag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2.639cm" svg:height="3.937cm" svg:x="43.021cm" svg:y="37.8cm">
          <text:p text:style-name="P1">Room List Activity</text:p>
          <text:p text:style-name="P1">-loads master-detail xml</text:p>
          <text:p text:style-name="P1">-displays list of all the rooms in the current building</text:p>
          <text:p text:style-name="P1">-gets passed a building ID and a project ID</text:p>
          <text:p text:style-name="P1">-opens AuditWizardFragment or DeviceDetailFrag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4.605cm" svg:height="5.461cm" svg:x="53.054cm" svg:y="23.576cm">
          <text:p text:style-name="P1">AddBuildingFragment</text:p>
          <text:p text:style-name="P1">-loads a custom xml file</text:p>
          <text:p text:style-name="P1">-has textfields, a time range display to enter info</text:p>
          <text:p text:style-name="P1">about the new building, and a dropdown to</text:p>
          <text:p text:style-name="P1">select building type</text:p>
          <text:p text:style-name="P1">-loads a room list activity with ID of newly created</text:p>
          <text:p text:style-name="P1">build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922cm" svg:height="5.461cm" svg:x="40.608cm" svg:y="23.449cm">
          <text:p text:style-name="P1">BuildingDetailFragment</text:p>
          <text:p text:style-name="P1">-loads a custom xml file</text:p>
          <text:p text:style-name="P1">-has textfields and a time range display to </text:p>
          <text:p text:style-name="P1">edit information about a building</text:p>
          <text:p text:style-name="P1">-can open RoomListActivity or</text:p>
          <text:p text:style-name="P1"><text:s/>CategoryListActivity using ID of currently</text:p>
          <text:p text:style-name="P1">selected buildin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6.256cm" svg:height="5.207cm" svg:x="43.021cm" svg:y="44.277cm">
          <text:p text:style-name="P1">Audit Wizard Fragment</text:p>
          <text:p text:style-name="P1">-loads a custom xml</text:p>
          <text:p text:style-name="P1">-contains a gridview <text:span text:style-name="T1">to quickly increment and decrement</text:span></text:p>
          <text:p text:style-name="P1"><text:span text:style-name="T1">bert counts, a textfield to enter the room name, and a </text:span></text:p>
          <text:p text:style-name="P1"><text:span text:style-name="T1">total bert counter</text:span><text:span text:style-name="T1"><text:line-break/></text:span><text:span text:style-name="T1">-on exit, tells the Room List Activity to load a Device Detail</text:span></text:p>
          <text:p text:style-name="P1"><text:span text:style-name="T1">Frag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6.637cm" svg:height="5.207cm" svg:x="59.531cm" svg:y="44.15cm">
          <text:p text:style-name="P1">Device List Fragment</text:p>
          <text:p text:style-name="P1">-loads a custom xml</text:p>
          <text:p text:style-name="P1">-displays list of all Berts in current room using a </text:p>
          <text:p text:style-name="P1">DeviceDetailListG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6.51cm" svg:height="7.208cm" svg:x="73.755cm" svg:y="17.988cm">
          <text:p text:style-name="P1">Project Provider</text:p>
          <text:p text:style-name="P1">-singleton that provides other classes with</text:p>
          <text:p text:style-name="P1">current project</text:p>
          <text:p text:style-name="P1">-gets passed a project ID, returns a</text:p>
          <text:p text:style-name="P1">project 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13.589cm" svg:height="7.62cm" svg:x="34.512cm" svg:y="49.641cm">
          <text:p text:style-name="P1">AuditTallyBoxGVA</text:p>
          <text:p text:style-name="P1">-initializes cells in gridview with buttons to</text:p>
          <text:p text:style-name="P1">increment and decrement bert counts</text:p>
          <text:p text:style-name="P1">-keeps track of bert counts</text:p>
          <text:p text:style-name="P1">-can open an Activity containing an</text:p>
          <text:p text:style-name="P1">AddCategoryFrag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4.351cm" svg:height="8.255cm" svg:x="51.784cm" svg:y="53.324cm">
          <text:p text:style-name="P1">DeviceDetailEditFragment</text:p>
          <text:p text:style-name="P1">-loads a custom xml file</text:p>
          <text:p text:style-name="P1">-gets passed a project ID, a building ID, a location</text:p>
          <text:p text:style-name="P1">and a bert ID</text:p>
          <text:p text:style-name="P1">-displays editable information about a bert</text:p>
          <text:p text:style-name="P1">such as its name, MAC address, and category </text:p>
          <text:p text:style-name="P1">ty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.843cm" svg:height="8.128cm" svg:x="68.294cm" svg:y="53.324cm">
          <text:p text:style-name="P1">DeviceDetailAddFragment</text:p>
          <text:p text:style-name="P1">-loads a custom xml file</text:p>
          <text:p text:style-name="P1">-gets passed a project ID, a building ID and a </text:p>
          <text:p text:style-name="P1">location</text:p>
          <text:p text:style-name="P1">-can create an individual bert inside currently</text:p>
          <text:p text:style-name="P1">selected room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.208cm" svg:height="7.874cm" svg:x="82.391cm" svg:y="46.436cm">
          <text:p text:style-name="P1">DeviceDetailListGVA</text:p>
          <text:p text:style-name="P1">-displays new bert button as a item in</text:p>
          <text:p text:style-name="P1">the bert list</text:p>
          <text:p text:style-name="P1">-displays indicators that tell the user</text:p>
          <text:p text:style-name="P1">if a certain bert has a had a MAC address </text:p>
          <text:p text:style-name="P1">entered for that be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017cm" svg:height="8.382cm" svg:x="23.098cm" svg:y="6.334cm">
          <text:p text:style-name="P1"/>
          <text:p text:style-name="P1">Export Chooser</text:p>
          <text:p text:style-name="P1">-gets passed a file to export</text:p>
          <text:p text:style-name="P1">-exports this file via </text:p>
          <text:p text:style-name="P1">email or other </text:p>
          <text:p text:style-name="P1">method chosen</text:p>
          <text:p text:style-name="P1">by us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7.145cm" svg:height="4.032cm" svg:x="45.18cm" svg:y="30.339cm">
          <text:p text:style-name="P1">Time Range Display</text:p>
          <text:p text:style-name="P1">-gets passed references to textfield</text:p>
          <text:p text:style-name="P1">-opens a popup which allows the user to enter a 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6.797cm" svg:height="4.445cm" svg:x="12.033cm" svg:y="24.846cm">
          <text:p text:style-name="P1">Category List Activity</text:p>
          <text:p text:style-name="P1">-loads master detail xml</text:p>
          <text:p text:style-name="P1">-gets passed a buildingID</text:p>
          <text:p text:style-name="P1">-loads a list of all the different categories in the building</text:p>
          <text:p text:style-name="P1">-loads view with master-detail xml file</text:p>
          <text:p text:style-name="P1">-opens either add category fragment or category detail frag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3.335cm" svg:height="5.461cm" svg:x="10.255cm" svg:y="32.974cm">
          <text:p text:style-name="P1">AddCategoryFragment</text:p>
          <text:p text:style-name="P1">-loads a custom xml file</text:p>
          <text:p text:style-name="P1">-has textfields and a dropdown to add info to</text:p>
          <text:p text:style-name="P1">categ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.208cm" svg:height="5.461cm" svg:x="25.749cm" svg:y="32.593cm">
          <text:p text:style-name="P1">AddCategoryFragment</text:p>
          <text:p text:style-name="P1">-loads a custom xml file</text:p>
          <text:p text:style-name="P1">-has textfields and and a dropdown to edit</text:p>
          <text:p text:style-name="P1">Info about an existing categ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46.831cm" svg:y1="15.321cm" svg:x2="46.831cm" svg:y2="17.48cm">
          <text:p/>
        </draw:line>
        <draw:line draw:style-name="gr3" draw:text-style-name="P1" draw:layer="layout" svg:x1="59.531cm" svg:y1="15.321cm" svg:x2="59.531cm" svg:y2="17.988cm">
          <text:p/>
        </draw:line>
        <draw:line draw:style-name="gr3" draw:text-style-name="P1" draw:layer="layout" svg:x1="40.608cm" svg:y1="26.624cm" svg:x2="39.465cm" svg:y2="26.751cm">
          <text:p/>
        </draw:line>
        <draw:line draw:style-name="gr3" draw:text-style-name="P1" draw:layer="layout" svg:x1="43.91cm" svg:y1="29.799cm" svg:x2="43.91cm" svg:y2="37.673cm">
          <text:p/>
        </draw:line>
        <draw:line draw:style-name="gr3" draw:text-style-name="P1" draw:layer="layout" svg:x1="64.992cm" svg:y1="30.434cm" svg:x2="65.119cm" svg:y2="37.546cm">
          <text:p/>
        </draw:line>
        <draw:line draw:style-name="gr4" draw:text-style-name="P1" draw:layer="layout" svg:x1="44.672cm" svg:y1="5.161cm" svg:x2="44.672cm" svg:y2="7.574cm">
          <text:p/>
        </draw:line>
        <draw:line draw:style-name="gr4" draw:text-style-name="P1" draw:layer="layout" svg:x1="60.42cm" svg:y1="5.415cm" svg:x2="60.42cm" svg:y2="7.066cm">
          <text:p/>
        </draw:line>
        <draw:line draw:style-name="gr4" draw:text-style-name="P1" draw:layer="layout" svg:x1="38.973cm" svg:y1="10.652cm" svg:x2="33.385cm" svg:y2="10.525cm">
          <text:p/>
        </draw:line>
        <draw:line draw:style-name="gr4" draw:text-style-name="P1" draw:layer="layout" svg:x1="48.355cm" svg:y1="29.164cm" svg:x2="49.117cm" svg:y2="30.307cm">
          <text:p/>
        </draw:line>
        <draw:line draw:style-name="gr4" draw:text-style-name="P1" draw:layer="layout" svg:x1="61.182cm" svg:y1="29.926cm" svg:x2="60.547cm" svg:y2="30.942cm">
          <text:p/>
        </draw:line>
        <draw:line draw:style-name="gr4" draw:text-style-name="P1" draw:layer="layout" svg:x1="64.103cm" svg:y1="50.276cm" svg:x2="62.452cm" svg:y2="52.562cm">
          <text:p/>
        </draw:line>
        <draw:line draw:style-name="gr4" draw:text-style-name="P1" draw:layer="layout" svg:x1="72.993cm" svg:y1="50.53cm" svg:x2="75.279cm" svg:y2="53.197cm">
          <text:p/>
        </draw:line>
        <draw:rect draw:style-name="gr5" draw:text-style-name="P1" draw:layer="layout" svg:width="13.081cm" svg:height="3.683cm" svg:x="25.114cm" svg:y="42.245cm">
          <text:p text:style-name="P1">AddCategoryFrame Activity</text:p>
          <text:p text:style-name="P1">-serves as a container to display a</text:p>
          <text:p text:style-name="P1">AddCategoryFragmentFullscreen</text:p>
        </draw:rect>
        <draw:line draw:style-name="gr4" draw:text-style-name="P1" draw:layer="layout" svg:x1="30.956cm" svg:y1="30.307cm" svg:x2="30.956cm" svg:y2="32.212cm">
          <text:p/>
        </draw:line>
        <draw:line draw:style-name="gr4" draw:text-style-name="P1" draw:layer="layout" svg:x1="15.716cm" svg:y1="30.18cm" svg:x2="15.716cm" svg:y2="32.085cm">
          <text:p/>
        </draw:line>
        <draw:line draw:style-name="gr4" draw:text-style-name="P1" draw:layer="layout" svg:x1="34.766cm" svg:y1="41.991cm" svg:x2="33.877cm" svg:y2="38.181cm">
          <text:p/>
        </draw:line>
        <draw:line draw:style-name="gr4" draw:text-style-name="P1" draw:layer="layout" svg:x1="49.752cm" svg:y1="42.372cm" svg:x2="49.752cm" svg:y2="43.896cm">
          <text:p/>
        </draw:line>
        <draw:line draw:style-name="gr4" draw:text-style-name="P1" draw:layer="layout" svg:x1="66.77cm" svg:y1="41.991cm" svg:x2="66.77cm" svg:y2="43.769cm">
          <text:p/>
        </draw:line>
        <draw:rect draw:style-name="gr6" draw:text-style-name="P1" draw:layer="layout" svg:width="28.337cm" svg:height="16.764cm" svg:x="92.932cm" svg:y="4.526cm">
          <text:p text:style-name="P1">KEY</text:p>
          <text:p text:style-name="P1">-Activity – fullscreen display that can contain multiple subviews (fragments)</text:p>
          <text:p text:style-name="P1">-Fragment – view that displays on a section of the screen</text:p>
          <text:p text:style-name="P1">-GridViewAdapter – a class that provides views for the cells of a listview or a gridview</text:p>
          <text:p text:style-name="P1"/>
          <text:p text:style-name="P1">-opens Activity, hiding itself in the process</text:p>
          <text:p text:style-name="P1">-opens fragment as a subview</text:p>
          <text:p text:style-name="P1">-creates an instance of a GridViewAdapter and attaches it to a </text:p>
          <text:p text:style-name="P1">listView or a gridView </text:p>
          <text:p text:style-name="P1"/>
        </draw:rect>
        <draw:line draw:style-name="gr7" draw:text-style-name="P1" draw:layer="layout" svg:x1="100.933cm" svg:y1="13.289cm" svg:x2="99.028cm" svg:y2="13.289cm">
          <text:p/>
        </draw:line>
        <draw:line draw:style-name="gr8" draw:text-style-name="P1" draw:layer="layout" svg:x1="102.711cm" svg:y1="14.051cm" svg:x2="100.171cm" svg:y2="14.051cm">
          <text:p/>
        </draw:line>
        <draw:rect draw:style-name="gr9" draw:text-style-name="P1" draw:layer="layout" svg:width="2.54cm" svg:height="1.778cm" svg:x="95.472cm" svg:y="8.336cm">
          <text:p text:style-name="P1">Activity</text:p>
        </draw:rect>
        <draw:custom-shape draw:style-name="gr10" draw:text-style-name="P1" draw:layer="layout" svg:width="3.302cm" svg:height="1.27cm" svg:x="92.17cm" svg:y="10.368cm">
          <text:p text:style-name="P1">Frag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5.334cm" svg:height="1.524cm" svg:x="92.297cm" svg:y="12.908cm">
          <text:p text:style-name="P1">GridViewAdap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50.006cm" svg:y1="49.992cm" svg:x2="48.228cm" svg:y2="51.897cm">
          <text:p/>
        </draw:line>
        <draw:line draw:style-name="gr11" draw:text-style-name="P1" draw:layer="layout" svg:x1="77.565cm" svg:y1="47.706cm" svg:x2="81.756cm" svg:y2="49.103cm">
          <text:p/>
        </draw:line>
        <draw:line draw:style-name="gr11" draw:text-style-name="P1" draw:layer="layout" svg:x1="98.012cm" svg:y1="14.686cm" svg:x2="96.742cm" svg:y2="14.686cm">
          <text:p/>
        </draw:line>
        <draw:line draw:style-name="gr12" draw:text-style-name="P1" draw:layer="layout" svg:x1="35.02cm" svg:y1="51.008cm" svg:x2="33.115cm" svg:y2="46.4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7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21T09:24:49</meta:creation-date>
    <dc:date>2015-05-21T10:33:30</dc:date>
    <meta:editing-duration>PT52M40S</meta:editing-duration>
    <meta:editing-cycles>6</meta:editing-cycles>
    <meta:generator>OpenOffice/4.1.1$Unix OpenOffice.org_project/411m6$Build-9775</meta:generator>
    <meta:document-statistic meta:object-count="47"/>
  </office:meta>
</office:document-meta>
</file>